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85.87mm"/>
    </style:style>
    <style:style style:name="co6" style:family="table-column">
      <style:table-column-properties fo:break-before="auto" style:column-width="98.65mm"/>
    </style:style>
    <style:style style:name="co7" style:family="table-column">
      <style:table-column-properties fo:break-before="auto" style:column-width="97.3mm"/>
    </style:style>
    <style:style style:name="co8" style:family="table-column">
      <style:table-column-properties fo:break-before="auto" style:column-width="78.23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101.94mm"/>
    </style:style>
    <style:style style:name="co11" style:family="table-column">
      <style:table-column-properties fo:break-before="auto" style:column-width="79.8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4.82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19.58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fo:border="0.74pt solid #ffffff" style:shadow="none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fo:border-left="0.74pt solid #ffffff" fo:border-right="0.74pt solid #ffffff" style:shadow="none" fo:border-top="none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none" fo:background-color="#000000" style:diagonal-bl-tr="none" style:diagonal-tl-br="none" fo:border-left="0.74pt solid #ffffff" fo:border-right="0.74pt solid #ffffff" style:shadow="none" fo:border-top="none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74pt solid #ffffff" fo:background-color="#000000" style:diagonal-bl-tr="none" style:diagonal-tl-br="none" fo:border-left="0.74pt solid #ffffff" fo:border-right="0.74pt solid #ffffff" style:shadow="none" fo:border-top="none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order-bottom="0.74pt solid #111111" fo:background-color="#000000" style:diagonal-bl-tr="none" style:diagonal-tl-br="none" fo:border-left="0.74pt solid #111111" fo:border-right="none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000000" style:diagonal-bl-tr="none" style:diagonal-tl-br="none" fo:border="0.74pt solid #111111" style:shadow="none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order-bottom="0.74pt solid #111111" fo:background-color="#000000" style:diagonal-bl-tr="none" style:diagonal-tl-br="none" fo:border-left="none" fo:border-right="none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fo:border-bottom="0.74pt solid #111111" fo:background-color="#000000" style:diagonal-bl-tr="none" style:diagonal-tl-br="none" fo:border-left="none" fo:border-right="0.74pt solid #111111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diagonal-bl-tr="none" style:diagonal-tl-br="none" fo:border="0.74pt solid #111111" style:shadow="none"/>
      <style:text-properties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fo:border="0.74pt solid #111111" style:shadow="none" style:vertical-align="middle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333333" style:diagonal-bl-tr="none" style:diagonal-tl-br="none" fo:border="0.74pt solid #b2b2b2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333333" style:diagonal-bl-tr="none" style:diagonal-tl-br="none" style:text-align-source="fix" style:repeat-content="false" fo:border="0.74pt solid #b2b2b2" style:shadow="none" style:vertical-align="middle"/>
      <style:paragraph-properties fo:text-align="start" fo:margin-left="0mm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000000" style:diagonal-bl-tr="none" style:diagonal-tl-br="none" fo:border="0.74pt solid #b2b2b2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000000" style:diagonal-bl-tr="none" style:diagonal-tl-br="none" fo:border="0.74pt solid #b2b2b2" style:shadow="none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background-color="#000000" style:diagonal-bl-tr="none" style:diagonal-tl-br="none" style:text-align-source="fix" style:repeat-content="false" fo:border="0.74pt solid #b2b2b2" style:shadow="none" style:vertical-align="middle"/>
      <style:paragraph-properties fo:text-align="start" fo:margin-left="0mm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fo:border-bottom="0.74pt solid #111111" fo:background-color="#000000" style:diagonal-bl-tr="none" style:diagonal-tl-br="none" style:text-align-source="fix" style:repeat-content="false" fo:border-left="0.74pt solid #ffffff" fo:border-right="0.74pt solid #000000" style:shadow="none" fo:border-top="0.74pt solid #111111" style:vertical-align="middle"/>
      <style:paragraph-properties fo:text-align="start" fo:margin-left="0mm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fo:background-color="#000000" style:diagonal-bl-tr="none" style:diagonal-tl-br="none" style:text-align-source="fix" style:repeat-content="false" fo:border="0.74pt solid #111111" style:shadow="none" style:vertical-align="middle"/>
      <style:paragraph-properties fo:text-align="start" fo:margin-left="0mm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diagonal-bl-tr="none" style:diagonal-tl-br="none" fo:border="0.74pt solid #111111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diagonal-bl-tr="none" style:diagonal-tl-br="none" fo:border="0.74pt solid #111111" style:shadow="none" style:vertical-align="middle"/>
      <style:text-properties fo:color="#dddddd" style:font-name="Calibri" fo:font-size="11pt" style:font-size-asian="11pt" style:font-size-complex="11pt"/>
    </style:style>
    <style:style style:name="ce52" style:family="table-cell" style:parent-style-name="Default">
      <style:table-cell-properties style:diagonal-bl-tr="none" style:diagonal-tl-br="none" style:text-align-source="fix" style:repeat-content="false" fo:border="0.74pt solid #111111" style:shadow="none" style:vertical-align="middle"/>
      <style:paragraph-properties fo:text-align="start" fo:margin-left="0mm"/>
      <style:text-properties fo:color="#dddddd" style:font-name="Calibri" fo:font-size="11pt" style:font-size-asian="11pt" style:font-size-complex="11pt"/>
    </style:style>
    <style:style style:name="ce29" style:family="table-cell" style:parent-style-name="Default">
      <style:table-cell-properties fo:border-bottom="0.74pt solid #111111" fo:background-color="#000000" style:diagonal-bl-tr="none" style:diagonal-tl-br="none" fo:border-left="0.74pt solid #111111" fo:border-right="none" style:shadow="none" fo:border-top="0.74pt solid #ffffff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solid #111111" fo:background-color="#000000" style:diagonal-bl-tr="none" style:diagonal-tl-br="none" fo:border-left="none" fo:border-right="none" style:shadow="none" fo:border-top="0.74pt solid #ffffff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order-bottom="0.74pt solid #111111" fo:background-color="#000000" style:diagonal-bl-tr="none" style:diagonal-tl-br="none" fo:border-left="none" fo:border-right="0.74pt solid #111111" style:shadow="none" fo:border-top="0.74pt solid #ffffff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put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rage" table:style-name="ta1">
        <table:table-column table:style-name="co4" table:default-cell-style-name="ce30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3" table:number-columns-repeated="1005" table:default-cell-style-name="ce33"/>
        <table:table-column table:style-name="co3" table:number-columns-repeated="13" table:default-cell-style-name="ce38"/>
        <table:table-row table:style-name="ro1">
          <table:table-cell table:style-name="ce27"/>
          <table:table-cell table:style-name="ce27" office:value-type="string" calcext:value-type="string">
            <text:p>S3</text:p>
          </table:table-cell>
          <table:table-cell table:style-name="ce27" office:value-type="string" calcext:value-type="string">
            <text:p>EBS</text:p>
          </table:table-cell>
          <table:table-cell table:style-name="ce27" office:value-type="string" calcext:value-type="string">
            <text:p>Instance Store</text:p>
          </table:table-cell>
          <table:table-cell table:style-name="ce27" office:value-type="string" calcext:value-type="string">
            <text:p>EFS</text:p>
          </table:table-cell>
          <table:table-cell table:style-name="ce27"/>
          <table:table-cell table:style-name="ce35"/>
          <table:table-cell table:style-name="ce30" table:number-columns-repeated="1004"/>
          <table:table-cell table:style-name="ce37" table:number-columns-repeated="13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31" office:value-type="string" calcext:value-type="string">
            <text:p>Simple Storage Service </text:p>
          </table:table-cell>
          <table:table-cell table:style-name="ce31" office:value-type="string" calcext:value-type="string">
            <text:p><text:s/>Elastic Block Service</text:p>
          </table:table-cell>
          <table:table-cell table:style-name="ce31" office:value-type="string" calcext:value-type="string">
            <text:p>Instance Store</text:p>
          </table:table-cell>
          <table:table-cell table:style-name="ce31" office:value-type="string" calcext:value-type="string">
            <text:p>Elastic File Service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AWS Location</text:p>
          </table:table-cell>
          <table:table-cell table:style-name="ce31" office:value-type="string" calcext:value-type="string">
            <text:p>Global</text:p>
          </table:table-cell>
          <table:table-cell table:style-name="ce31" table:number-columns-repeated="4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Type </text:p>
          </table:table-cell>
          <table:table-cell table:style-name="ce31" office:value-type="string" calcext:value-type="string">
            <text:p>- Object storage</text:p>
            <text:p>- Unstructure / immured data </text:p>
            <text:p>- Shared with multiple clients</text:p>
          </table:table-cell>
          <table:table-cell table:style-name="ce31" office:value-type="string" calcext:value-type="string">
            <text:p>- Block Storage </text:p>
            <text:p>- Attached to a single instance </text:p>
          </table:table-cell>
          <table:table-cell table:style-name="ce31" table:formula="of:= [.C4]" office:value-type="string" office:string-value="- Block Storage &#10;- Attached to a single instance " calcext:value-type="string">
            <text:p>- Block Storage </text:p>
            <text:p>- Attached to a single instance </text:p>
          </table:table-cell>
          <table:table-cell table:style-name="ce31" office:value-type="string" calcext:value-type="string">
            <text:p>- File System</text:p>
            <text:p>- Shared with multiple instances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Architecture</text:p>
          </table:table-cell>
          <table:table-cell table:style-name="ce31" office:value-type="string" calcext:value-type="string">
            <text:p>Serverless:</text:p>
            <text:p>- No OS</text:p>
            <text:p>- No file system </text:p>
          </table:table-cell>
          <table:table-cell table:style-name="ce31" office:value-type="string" calcext:value-type="string">
            <text:p>SAN storage system</text:p>
            <text:p>- See computer science notes</text:p>
            <text:p> </text:p>
          </table:table-cell>
          <table:table-cell table:style-name="ce31" table:formula="of:= [.C5]" office:value-type="string" office:string-value="SAN storage system&#10;- See computer science notes&#10; " calcext:value-type="string">
            <text:p>SAN storage system</text:p>
            <text:p>- See computer science notes</text:p>
            <text:p> </text:p>
          </table:table-cell>
          <table:table-cell table:style-name="ce31" office:value-type="string" calcext:value-type="string">
            <text:p>NAS storage system</text:p>
            <text:p>- See computer science notes.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Storage System</text:p>
          </table:table-cell>
          <table:table-cell table:style-name="ce31" office:value-type="string" calcext:value-type="string">
            <text:p>- Flat name space</text:p>
          </table:table-cell>
          <table:table-cell table:style-name="ce31" office:value-type="string" calcext:value-type="string">
            <text:p>- Hierarchical storage system</text:p>
            <text:p>- Files/Directories are stored inside directories</text:p>
          </table:table-cell>
          <table:table-cell table:style-name="ce31" table:formula="of:= [.C6]" office:value-type="string" office:string-value="- Hierarchical storage system&#10;- Files/Directories are stored inside directories" calcext:value-type="string">
            <text:p>- Hierarchical storage system</text:p>
            <text:p>- Files/Directories are stored inside directories</text:p>
          </table:table-cell>
          <table:table-cell table:style-name="ce31" office:value-type="string" calcext:value-type="string">
            <text:p>- See SAN vs. NAS in computer science</text:p>
            <text:p>- Same as EBS?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Accessibility</text:p>
          </table:table-cell>
          <table:table-cell table:style-name="ce31" office:value-type="string" calcext:value-type="string">
            <text:p>- REST API based interface (GET, PUT, ...)</text:p>
            <text:p>- Portability ?</text:p>
          </table:table-cell>
          <table:table-cell table:style-name="ce31" office:value-type="string" calcext:value-type="string">
            <text:p>- by 1 EC2 Inst.</text:p>
            <text:p>- SAN? (See SAN vs. NAS in computer science)</text:p>
          </table:table-cell>
          <table:table-cell table:style-name="ce31" table:formula="of:= [.C7]" office:value-type="string" office:string-value="- by 1 EC2 Inst.&#10;- SAN? (See SAN vs. NAS in computer science)" calcext:value-type="string">
            <text:p>- by 1 EC2 Inst.</text:p>
            <text:p>- SAN? (See SAN vs. NAS in computer science)</text:p>
          </table:table-cell>
          <table:table-cell table:style-name="ce31" office:value-type="string" calcext:value-type="string">
            <text:p>- by multiple Clients</text:p>
            <text:p>- 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Scalability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Durability</text:p>
          </table:table-cell>
          <table:table-cell table:style-name="ce31" office:value-type="string" calcext:value-type="string">
            <text:p>- Redundancy across at least 3 AZ</text:p>
            <text:p>- Available: 99.9?</text:p>
          </table:table-cell>
          <table:table-cell table:style-name="ce31" office:value-type="string" calcext:value-type="string">
            <text:p>- Redundancy in inst. AZ</text:p>
            <text:p>- RAID ... RAID 6 </text:p>
          </table:table-cell>
          <table:table-cell table:style-name="ce31" office:value-type="string" calcext:value-type="string">
            <text:p>- ?</text:p>
          </table:table-cell>
          <table:table-cell table:style-name="ce31" table:formula="of:= [.B9] &amp;&quot; (same S3)&quot;" office:value-type="string" office:string-value="- Redundancy across at least 3 AZ&#10;- Available: 99.9? (same S3)" calcext:value-type="string">
            <text:p>- Redundancy across at least 3 AZ</text:p>
            <text:p>- Available: 99.9? (same S3)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Consistency</text:p>
          </table:table-cell>
          <table:table-cell table:style-name="ce31" office:value-type="string" calcext:value-type="string">
            <text:p>- Read after write Consistency for PUTs</text:p>
            <text:p>- Eventual Consistency for DELETE...</text:p>
          </table:table-cell>
          <table:table-cell table:style-name="ce31" table:number-columns-repeated="4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Disaster </text:p>
            <text:p>Recovery </text:p>
            <text:p>(DS)</text:p>
          </table:table-cell>
          <table:table-cell table:style-name="ce31" office:value-type="string" calcext:value-type="string">
            <text:p>- AZ failure: N/A (it’s &gt; 3 Azs)</text:p>
            <text:p>- Region Failure: CRR</text:p>
            <text:p>- Periodicity: Automated</text:p>
          </table:table-cell>
          <table:table-cell table:style-name="ce31" office:value-type="string" calcext:value-type="string">
            <text:p>- AZ failure: Snapshots (&gt; 3 AZs)</text:p>
            <text:p>- Region Failure: S3 CRR</text:p>
            <text:p>- Periodicity: Snapshot Lifecycle Policy</text:p>
          </table:table-cell>
          <table:table-cell table:style-name="ce31" office:value-type="string" calcext:value-type="string">
            <text:p>- N/A</text:p>
          </table:table-cell>
          <table:table-cell table:style-name="ce31" table:number-columns-repeated="2"/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Security</text:p>
          </table:table-cell>
          <table:table-cell table:style-name="ce31" office:value-type="string" calcext:value-type="string">
            <text:p>- Granularity: Object</text:p>
            <text:p>- IAM Policies (User, Role, Group)</text:p>
            <text:p>- S3 Bucket Policy</text:p>
            <text:p>- S3 ACL (not Recommended)</text:p>
          </table:table-cell>
          <table:table-cell table:style-name="ce31" office:value-type="string" calcext:value-type="string">
            <text:p>- Granularity: Volume</text:p>
            <text:p>- IAM ?</text:p>
            <text:p>- SG?</text:p>
          </table:table-cell>
          <table:table-cell table:style-name="ce31" table:formula="of:= [.C12]" office:value-type="string" office:string-value="- Granularity: Volume&#10;- IAM ?&#10;- SG?" calcext:value-type="string">
            <text:p>- Granularity: Volume</text:p>
            <text:p>- IAM ?</text:p>
            <text:p>- SG?</text:p>
          </table:table-cell>
          <table:table-cell table:style-name="ce31" office:value-type="string" calcext:value-type="string">
            <text:p>- Granularity: Folder with with the help of NAS </text:p>
            <text:p>- IAM Policies (User, Role, Group)</text:p>
            <text:p>- Security Groups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Encryption</text:p>
          </table:table-cell>
          <table:table-cell table:style-name="ce31" office:value-type="string" calcext:value-type="string">
            <text:p>- CSE</text:p>
            <text:p>- SSE-C</text:p>
            <text:p>- SSE-S3</text:p>
            <text:p>- SSE-KMS</text:p>
          </table:table-cell>
          <table:table-cell table:style-name="ce31" office:value-type="string" calcext:value-type="string">
            <text:p>- AWS KMS</text:p>
          </table:table-cell>
          <table:table-cell table:style-name="ce31" office:value-type="string" calcext:value-type="string">
            <text:p>- Instance Store-backed Inst.: Not encrypted</text:p>
            <text:p>- EBS-backed Inst.: Hardware Encrypted</text:p>
          </table:table-cell>
          <table:table-cell table:style-name="ce31" table:number-columns-repeated="2"/>
          <table:table-cell table:style-name="ce36"/>
          <table:table-cell table:number-columns-repeated="1017"/>
        </table:table-row>
        <table:table-row table:style-name="ro1">
          <table:table-cell table:style-name="ce27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Size</text:p>
          </table:table-cell>
          <table:table-cell table:style-name="ce31" office:value-type="string" calcext:value-type="string">
            <text:p>- Unlimited</text:p>
            <text:p>- 5 TB / Object </text:p>
          </table:table-cell>
          <table:table-cell table:style-name="ce31" office:value-type="string" calcext:value-type="string">
            <text:p>- 16 TB</text:p>
          </table:table-cell>
          <table:table-cell table:style-name="ce31" office:value-type="string" calcext:value-type="string">
            <text:p>- Limited</text:p>
          </table:table-cell>
          <table:table-cell table:style-name="ce31" office:value-type="string" calcext:value-type="string">
            <text:p>- Unlimited</text:p>
            <text:p>- 52 TB / File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IOPs</text:p>
          </table:table-cell>
          <table:table-cell table:style-name="ce31" office:value-type="string" calcext:value-type="string">
            <text:p>- 3,500 PUT / s  </text:p>
            <text:p>- 5,500 Get / s</text:p>
          </table:table-cell>
          <table:table-cell table:style-name="ce31" office:value-type="string" calcext:value-type="string">
            <text:p>- 80,000 IOPS per-instance</text:p>
            <text:p/>
          </table:table-cell>
          <table:table-cell table:style-name="ce31" table:number-columns-repeated="3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Max </text:p>
            <text:p>Throughput</text:p>
          </table:table-cell>
          <table:table-cell table:style-name="ce31" office:value-type="string" calcext:value-type="string">
            <text:p>- ?</text:p>
            <text:p/>
          </table:table-cell>
          <table:table-cell table:style-name="ce31" office:value-type="string" calcext:value-type="string">
            <text:p>- 1,750 MiB/s per-instance</text:p>
            <text:p/>
          </table:table-cell>
          <table:table-cell table:style-name="ce31" office:value-type="string" calcext:value-type="string">
            <text:p>- </text:p>
            <text:p/>
          </table:table-cell>
          <table:table-cell table:style-name="ce31" office:value-type="string" calcext:value-type="string">
            <text:p>- Min: 100 MiB/s</text:p>
            <text:p>- Max per Client: 250 MiB/s</text:p>
            <text:p>- Max per volume: 1 GB/s ($$$) 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I/O <text:s/>Protocol </text:p>
          </table:table-cell>
          <table:table-cell table:style-name="ce31" office:value-type="string" calcext:value-type="string">
            <text:p>- REST API based interface (GET, PUT, ...)</text:p>
            <text:p>- Portability ?</text:p>
          </table:table-cell>
          <table:table-cell table:style-name="ce31" office:value-type="string" calcext:value-type="string">
            <text:p>- SAN? (See SAN vs. NAS in computer science)</text:p>
          </table:table-cell>
          <table:table-cell table:style-name="ce31" office:value-type="string" calcext:value-type="string">
            <text:p>- ?</text:p>
          </table:table-cell>
          <table:table-cell table:style-name="ce31" office:value-type="string" calcext:value-type="string">
            <text:p>- NFS and SMB/CIFS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Metadata</text:p>
          </table:table-cell>
          <table:table-cell table:style-name="ce31" office:value-type="string" calcext:value-type="string">
            <text:p>- Unlimited #</text:p>
            <text:p>- S3 metadata</text:p>
            <text:p>- Customizable metadata</text:p>
          </table:table-cell>
          <table:table-cell table:style-name="ce31" office:value-type="string" calcext:value-type="string">
            <text:p>- Limited</text:p>
            <text:p>- OS metadata only  (Create/Modify dates, ...)</text:p>
            <text:p>- No Customized metadata</text:p>
          </table:table-cell>
          <table:table-cell table:style-name="ce31" table:formula="of:= [.C19]" office:value-type="string" office:string-value="- Limited&#10;- OS metadata only  (Create/Modify dates, ...)&#10;- No Customized metadata" calcext:value-type="string">
            <text:p>- Limited</text:p>
            <text:p>- OS metadata only  (Create/Modify dates, ...)</text:p>
            <text:p>- No Customized metadata</text:p>
          </table:table-cell>
          <table:table-cell table:style-name="ce31" table:formula="of:= [.C19]" office:value-type="string" office:string-value="- Limited&#10;- OS metadata only  (Create/Modify dates, ...)&#10;- No Customized metadata" calcext:value-type="string">
            <text:p>- Limited</text:p>
            <text:p>- OS metadata only  (Create/Modify dates, ...)</text:p>
            <text:p>- No Customized metadata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Cost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5">
          <table:table-cell table:style-name="ce40" office:value-type="string" calcext:value-type="string">
            <text:p>Use Cases</text:p>
          </table:table-cell>
          <table:table-cell table:style-name="ce44" office:value-type="string" calcext:value-type="string">
            <text:p>- IoT (unstructured data) </text:p>
          </table:table-cell>
          <table:table-cell table:style-name="ce44" office:value-type="string" calcext:value-type="string">
            <text:p>- Relational database storage</text:p>
            <text:p>- OS Boot volume</text:p>
            <text:p>- Business continuity</text:p>
            <text:p>- Software testing</text:p>
            <text:p>- It isn't good for big data</text:p>
          </table:table-cell>
          <table:table-cell table:style-name="ce44"/>
          <table:table-cell table:style-name="ce44" office:value-type="string" calcext:value-type="string">
            <text:p>- Single shared folder for multiple clients</text:p>
            <text:p>- Lock File options</text:p>
          </table:table-cell>
          <table:table-cell table:style-name="ce44"/>
          <table:table-cell table:style-name="ce48"/>
          <table:table-cell table:style-name="ce49" table:number-columns-repeated="1004"/>
          <table:table-cell table:style-name="ce52" table:number-columns-repeated="13"/>
        </table:table-row>
        <table:table-row table:style-name="ro1" table:number-rows-repeated="8">
          <table:table-cell table:style-name="ce27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 table:number-rows-repeated="8">
          <table:table-cell table:style-name="ce28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base" table:style-name="ta1">
        <table:table-column table:style-name="co9" table:default-cell-style-name="ce30"/>
        <table:table-column table:style-name="co5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8" table:default-cell-style-name="ce33"/>
        <table:table-column table:style-name="co3" table:number-columns-repeated="1005" table:default-cell-style-name="ce33"/>
        <table:table-column table:style-name="co3" table:number-columns-repeated="13" table:default-cell-style-name="ce38"/>
        <table:table-row table:style-name="ro1">
          <table:table-cell table:style-name="ce27"/>
          <table:table-cell table:style-name="ce27" office:value-type="string" calcext:value-type="string">
            <text:p>AWS RDS</text:p>
          </table:table-cell>
          <table:table-cell table:style-name="ce27" office:value-type="string" calcext:value-type="string">
            <text:p>Aurora Provisioned</text:p>
          </table:table-cell>
          <table:table-cell table:style-name="ce27" office:value-type="string" calcext:value-type="string">
            <text:p>Aurora Serverless</text:p>
          </table:table-cell>
          <table:table-cell table:style-name="ce27" office:value-type="string" calcext:value-type="string">
            <text:p>DynamoDB</text:p>
          </table:table-cell>
          <table:table-cell table:style-name="ce27" office:value-type="string" calcext:value-type="string">
            <text:p>Redshift</text:p>
          </table:table-cell>
          <table:table-cell table:style-name="ce35"/>
          <table:table-cell table:style-name="ce30" table:number-columns-repeated="1004"/>
          <table:table-cell table:style-name="ce37" table:number-columns-repeated="13"/>
        </table:table-row>
        <table:table-row table:style-name="ro1">
          <table:table-cell table:style-name="ce27" office:value-type="string" calcext:value-type="string">
            <text:p>AWS Location</text:p>
          </table:table-cell>
          <table:table-cell table:style-name="ce31" office:value-type="string" calcext:value-type="string">
            <text:p>Regional</text:p>
          </table:table-cell>
          <table:table-cell table:style-name="ce31" office:value-type="string" calcext:value-type="string">
            <text:p>Regional/Global</text:p>
          </table:table-cell>
          <table:table-cell table:style-name="ce31" table:formula="of:= [.C2]" office:value-type="string" office:string-value="Regional/Global" calcext:value-type="string">
            <text:p>Regional/Global</text:p>
          </table:table-cell>
          <table:table-cell table:style-name="ce31" office:value-type="string" calcext:value-type="string">
            <text:p>Regional/Global</text:p>
          </table:table-cell>
          <table:table-cell table:style-name="ce31" office:value-type="string" calcext:value-type="string">
            <text:p>Regional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DB Type</text:p>
          </table:table-cell>
          <table:table-cell table:number-columns-repeated="2" table:style-name="ce31" office:value-type="string" calcext:value-type="string">
            <text:p>OLTP</text:p>
          </table:table-cell>
          <table:table-cell table:style-name="ce31" table:formula="of:= [.C3]" office:value-type="string" office:string-value="OLTP" calcext:value-type="string">
            <text:p>OLTP</text:p>
          </table:table-cell>
          <table:table-cell table:style-name="ce31" office:value-type="string" calcext:value-type="string">
            <text:p>NoSQL, Document</text:p>
          </table:table-cell>
          <table:table-cell table:style-name="ce31" office:value-type="string" calcext:value-type="string">
            <text:p>OLAP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Data Model</text:p>
          </table:table-cell>
          <table:table-cell table:number-columns-repeated="2" table:style-name="ce31" office:value-type="string" calcext:value-type="string">
            <text:p>Row</text:p>
          </table:table-cell>
          <table:table-cell table:style-name="ce31" table:formula="of:= [.C4]" office:value-type="string" office:string-value="Row" calcext:value-type="string">
            <text:p>Row</text:p>
          </table:table-cell>
          <table:table-cell table:style-name="ce31" office:value-type="string" calcext:value-type="string">
            <text:p>Key Value Store / Document</text:p>
          </table:table-cell>
          <table:table-cell table:style-name="ce31" office:value-type="string" calcext:value-type="string">
            <text:p>Column (Compression)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Architecture</text:p>
          </table:table-cell>
          <table:table-cell table:style-name="ce31" office:value-type="string" calcext:value-type="string">
            <text:p>Server:</text:p>
            <text:p>- Master Instance +</text:p>
            <text:p>- Standby Instance +</text:p>
            <text:p>- Read-Replica Instances</text:p>
          </table:table-cell>
          <table:table-cell table:style-name="ce31" office:value-type="string" calcext:value-type="string">
            <text:p>Server (DB cluster):</text:p>
            <text:p>- Primary node</text:p>
            <text:p>- Replica nodes</text:p>
            <text:p>- Cluster Volume shared by all nodes</text:p>
          </table:table-cell>
          <table:table-cell table:number-columns-repeated="2" table:style-name="ce31" office:value-type="string" calcext:value-type="string">
            <text:p>- Serverless</text:p>
          </table:table-cell>
          <table:table-cell table:style-name="ce31" office:value-type="string" calcext:value-type="string">
            <text:p>Servers:</text:p>
            <text:p>- 1 Leader Node</text:p>
            <text:p>- N Compute Nodes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Scaling Up</text:p>
          </table:table-cell>
          <table:table-cell table:style-name="ce31" office:value-type="string" calcext:value-type="string">
            <text:p>- Storage: Autoscaling </text:p>
            <text:p>- Compute: Manual (T2/3 &gt;M4/5 &gt;R4/5)</text:p>
          </table:table-cell>
          <table:table-cell table:style-name="ce31" office:value-type="string" calcext:value-type="string">
            <text:p>- Storage: Autoscaling by 10 GB</text:p>
            <text:p>- Compute: Manual; </text:p>
            <text:p>- Max (CPU, Memory): (32vCPUs, 244 GB)</text:p>
          </table:table-cell>
          <table:table-cell table:style-name="ce31" office:value-type="string" calcext:value-type="string">
            <text:p>- Automated  (transparent)</text:p>
            <text:p>- Inputs: Min/Max Capcity Units (CU)</text:p>
          </table:table-cell>
          <table:table-cell table:style-name="ce31" office:value-type="string" calcext:value-type="string">
            <text:p>- Automated</text:p>
            <text:p>- On-Demand Input: N/A </text:p>
            <text:p>- Provisioned: R/W CU + Autoscaling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Reads </text:p>
            <text:p>Scaling Out</text:p>
          </table:table-cell>
          <table:table-cell table:style-name="ce31" office:value-type="string" calcext:value-type="string">
            <text:p>- 0 to 5 Read Replicas (RR)</text:p>
            <text:p>- Different Regions</text:p>
            <text:p>- Read Replicas of Read Replicas</text:p>
            <text:p>- Asynchronous</text:p>
          </table:table-cell>
          <table:table-cell table:style-name="ce31" office:value-type="string" calcext:value-type="string">
            <text:p>- 0 to 15 Replica nodes (instances)</text:p>
            <text:p>- DB Features: Automated LB</text:p>
            <text:p>- Different Regions?</text:p>
          </table:table-cell>
          <table:table-cell table:style-name="ce31" office:value-type="string" calcext:value-type="string">
            <text:p>- Automated (transparent)</text:p>
          </table:table-cell>
          <table:table-cell table:style-name="ce31" office:value-type="string" calcext:value-type="string">
            <text:p>- On-Demand: Transparent</text:p>
            <text:p>- Provisioned: Autoscaling</text:p>
            <text:p>- LSI/GSI indexes</text:p>
          </table:table-cell>
          <table:table-cell table:style-name="ce31" office:value-type="string" calcext:value-type="string">
            <text:p>- 128 Compute Nodes</text:p>
            <text:p>- Leader Node distributes queries</text:p>
            <text:p>- Massively Parallel Processing (MPP)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Writes </text:p>
            <text:p>Scaling Out</text:p>
          </table:table-cell>
          <table:table-cell table:style-name="ce31" office:value-type="string" calcext:value-type="string">
            <text:p>- Scale Up db instances</text:p>
          </table:table-cell>
          <table:table-cell table:style-name="ce31" office:value-type="string" calcext:value-type="string">
            <text:p>- Scale out</text:p>
            <text:p>- DB Feature Multiple writers</text:p>
          </table:table-cell>
          <table:table-cell table:style-name="ce31" office:value-type="string" calcext:value-type="string">
            <text:p>Automated (transparent)</text:p>
          </table:table-cell>
          <table:table-cell table:style-name="ce31" table:formula="of:= [.E7]" office:value-type="string" office:string-value="- On-Demand: Transparent&#10;- Provisioned: Autoscaling&#10;- LSI/GSI indexes" calcext:value-type="string">
            <text:p>- On-Demand: Transparent</text:p>
            <text:p>- Provisioned: Autoscaling</text:p>
            <text:p>- LSI/GSI indexes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Consistency</text:p>
          </table:table-cell>
          <table:table-cell table:style-name="ce31" office:value-type="string" calcext:value-type="string">
            <text:p>-  Immediate Consistency from Master</text:p>
            <text:p>-  Eventual consistency from RR</text:p>
          </table:table-cell>
          <table:table-cell table:style-name="ce31" office:value-type="string" calcext:value-type="string">
            <text:p>-  Immediate Consistency from Master</text:p>
            <text:p>-  Eventual consistency from RR</text:p>
          </table:table-cell>
          <table:table-cell table:style-name="ce31" table:formula="of:= [.C9]" office:value-type="string" office:string-value="-  Immediate Consistency from Master&#10;-  Eventual consistency from RR" calcext:value-type="string">
            <text:p>-  Immediate Consistency from Master</text:p>
            <text:p>-  Eventual consistency from RR</text:p>
          </table:table-cell>
          <table:table-cell table:style-name="ce31" office:value-type="string" calcext:value-type="string">
            <text:p>- Strongly Consistency (+Latency)</text:p>
            <text:p>- Eventual Consistency</text:p>
          </table:table-cell>
          <table:table-cell table:style-name="ce31" office:value-type="string" calcext:value-type="string">
            <text:p>- Immediate Consistency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Resiliency</text:p>
          </table:table-cell>
          <table:table-cell table:style-name="ce31" office:value-type="string" calcext:value-type="string">
            <text:p>Multi-AZ mode:</text:p>
            <text:p>- 2 AZs same Region</text:p>
            <text:p>- Automatic Failover</text:p>
          </table:table-cell>
          <table:table-cell table:style-name="ce31" office:value-type="string" calcext:value-type="string">
            <text:p>- 6 copies</text:p>
            <text:p>- 3 AZs in same region (2 copies / AZ)</text:p>
            <text:p>- Automatic/manual multi-AZ failover</text:p>
          </table:table-cell>
          <table:table-cell table:style-name="ce31" table:formula="of:= [.C10]" office:value-type="string" office:string-value="- 6 copies&#10;- 3 AZs in same region (2 copies / AZ)&#10;- Automatic/manual multi-AZ failover" calcext:value-type="string">
            <text:p>- 6 copies</text:p>
            <text:p>- 3 AZs in same region (2 copies / AZ)</text:p>
            <text:p>- Automatic/manual multi-AZ failover</text:p>
          </table:table-cell>
          <table:table-cell table:style-name="ce31" office:value-type="string" calcext:value-type="string">
            <text:p>- 3 copies of partitions</text:p>
            <text:p>- 3 Azs in same region (1 copy / AZ)</text:p>
            <text:p/>
          </table:table-cell>
          <table:table-cell table:style-name="ce31" office:value-type="string" calcext:value-type="string">
            <text:p>- 3 copies</text:p>
            <text:p>- 1 AZ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Fault </text:p>
            <text:p>Tolerance</text:p>
          </table:table-cell>
          <table:table-cell table:style-name="ce31" office:value-type="string" calcext:value-type="string">
            <text:p>- No</text:p>
            <text:p>- Brief Outage during failover</text:p>
          </table:table-cell>
          <table:table-cell table:style-name="ce31" office:value-type="string" calcext:value-type="string">
            <text:p>- Yes</text:p>
            <text:p>- No Outage during failover</text:p>
            <text:p>- Self healing any data problem</text:p>
          </table:table-cell>
          <table:table-cell table:style-name="ce31" table:formula="of:= [.C11]" office:value-type="string" office:string-value="- Yes&#10;- No Outage during failover&#10;- Self healing any data problem" calcext:value-type="string">
            <text:p>- Yes</text:p>
            <text:p>- No Outage during failover</text:p>
            <text:p>- Self healing any data problem</text:p>
          </table:table-cell>
          <table:table-cell table:style-name="ce31" office:value-type="string" calcext:value-type="string">
            <text:p>- Yes</text:p>
            <text:p>- No Outage during failover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Disaster </text:p>
            <text:p>Recovery </text:p>
            <text:p>(DS)</text:p>
          </table:table-cell>
          <table:table-cell table:style-name="ce31" office:value-type="string" calcext:value-type="string">
            <text:p>- Snapshot: manual</text:p>
            <text:p>- Backups: automated; 1 to 35 days</text:p>
            <text:p>- Promote RR as Master (new db, DNS)</text:p>
          </table:table-cell>
          <table:table-cell table:style-name="ce31" office:value-type="string" calcext:value-type="string">
            <text:p>- Backtrack: Automated; 72 hours</text:p>
          </table:table-cell>
          <table:table-cell table:style-name="ce31" office:value-type="string" calcext:value-type="string">
            <text:p>- Encrypted Snapshots</text:p>
          </table:table-cell>
          <table:table-cell table:style-name="ce31" office:value-type="string" calcext:value-type="string">
            <text:p>- Point-in-time recovery: 1 to 35 days</text:p>
            <text:p>- Backups: Manual</text:p>
          </table:table-cell>
          <table:table-cell table:style-name="ce31" office:value-type="string" calcext:value-type="string">
            <text:p>- Snapshot:</text:p>
            <text:p>- Backup (S3): 1 – 35 days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Network </text:p>
            <text:p>(endpoints)</text:p>
          </table:table-cell>
          <table:table-cell table:style-name="ce31" office:value-type="string" calcext:value-type="string">
            <text:p>-  1 DNS by Instance (Master + RRs)</text:p>
            <text:p>-  App. manages DNS reading routings</text:p>
            <text:p>- 1 CNAM pointing at current Master</text:p>
          </table:table-cell>
          <table:table-cell table:style-name="ce31" office:value-type="string" calcext:value-type="string">
            <text:p>- Cluster Endpoint: primary node (RW)</text:p>
            <text:p>- Reader Endpoint: managed read LB (R-)</text:p>
            <text:p>- Node Endpoints: by instance; Custom read LB </text:p>
            <text:p>- Custom Endpoints:</text:p>
          </table:table-cell>
          <table:table-cell table:style-name="ce31" table:formula="of:=[.C13] &amp; &quot;???&quot;" office:value-type="string" office:string-value="- Cluster Endpoint: primary node (RW)&#10;- Reader Endpoint: managed read LB (R-)&#10;- Node Endpoints: by instance; Custom read LB &#10;- Custom Endpoints:???" calcext:value-type="string">
            <text:p>- Cluster Endpoint: primary node (RW)</text:p>
            <text:p>- Reader Endpoint: managed read LB (R-)</text:p>
            <text:p>- Node Endpoints: by instance; Custom read LB </text:p>
            <text:p>- Custom Endpoints:???</text:p>
          </table:table-cell>
          <table:table-cell table:number-columns-repeated="2"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Storage</text:p>
          </table:table-cell>
          <table:table-cell table:style-name="ce31" office:value-type="string" calcext:value-type="string">
            <text:p>- EBS: gp2, io1</text:p>
            <text:p>- SSD: Small IO Size (~ 256 KiB)</text:p>
            <text:p>- IOPS Performance Dominant Attribute</text:p>
          </table:table-cell>
          <table:table-cell table:style-name="ce31" office:value-type="string" calcext:value-type="string">
            <text:p>- </text:p>
            <text:p>- SSD: Small IO Size (~ 256 KiB) </text:p>
            <text:p>- IOPS Performance Dominant Attribute</text:p>
          </table:table-cell>
          <table:table-cell table:style-name="ce31" table:formula="of:= [.C14]" office:value-type="string" office:string-value="- &#10;- SSD: Small IO Size (~ 256 KiB) &#10;- IOPS Performance Dominant Attribute" calcext:value-type="string">
            <text:p>- </text:p>
            <text:p>- SSD: Small IO Size (~ 256 KiB) </text:p>
            <text:p>- IOPS Performance Dominant Attribute</text:p>
          </table:table-cell>
          <table:table-cell table:style-name="ce31" office:value-type="string" calcext:value-type="string">
            <text:p>- ?</text:p>
          </table:table-cell>
          <table:table-cell table:style-name="ce31" office:value-type="string" calcext:value-type="string">
            <text:p>- ?: RA3 node type </text:p>
            <text:p>- SSD: DC2 node type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Computing</text:p>
            <text:p>(EC2 Family)</text:p>
          </table:table-cell>
          <table:table-cell table:style-name="ce31" office:value-type="string" calcext:value-type="string">
            <text:p>-  General Purpose: M4/5</text:p>
            <text:p>-  Memory Optimized: R4/5, X1/e</text:p>
            <text:p>-  Bustable: T2/3</text:p>
          </table:table-cell>
          <table:table-cell table:style-name="ce31" office:value-type="string" calcext:value-type="string">
            <text:p>-  Memory Optimized: R4/5, X1/e</text:p>
            <text:p>-  Bustable: T2/3</text:p>
          </table:table-cell>
          <table:table-cell table:style-name="ce31" table:formula="of:= [.C15]" office:value-type="string" office:string-value="-  Memory Optimized: R4/5, X1/e&#10;-  Bustable: T2/3" calcext:value-type="string">
            <text:p>-  Memory Optimized: R4/5, X1/e</text:p>
            <text:p>-  Bustable: T2/3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- 48 vCPU: RA3 node type</text:p>
            <text:p>- 32 vCPU: DC2 node type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Size</text:p>
          </table:table-cell>
          <table:table-cell table:style-name="ce31" office:value-type="string" calcext:value-type="string">
            <text:p>-  Min: 1 GiB (gp2) or 4 GiB (io1)</text:p>
            <text:p>-  Max: 16 TiB</text:p>
          </table:table-cell>
          <table:table-cell table:style-name="ce31" office:value-type="string" calcext:value-type="string">
            <text:p>- Max: 64 TiB</text:p>
          </table:table-cell>
          <table:table-cell table:style-name="ce31" table:formula="of:= [.C16]" office:value-type="string" office:string-value="- Max: 64 TiB" calcext:value-type="string">
            <text:p>- Max: 64 TiB</text:p>
          </table:table-cell>
          <table:table-cell table:style-name="ce31" office:value-type="string" calcext:value-type="string">
            <text:p>- Unlimited</text:p>
            <text:p>- Item Max Size: 400 KB</text:p>
          </table:table-cell>
          <table:table-cell table:style-name="ce31" office:value-type="string" calcext:value-type="string">
            <text:p>- 8 PiB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IOPs</text:p>
          </table:table-cell>
          <table:table-cell table:style-name="ce31" office:value-type="string" calcext:value-type="string">
            <text:p>-  Min: 100</text:p>
            <text:p>-  Max: 16,000 (gp2) or 64,000 (io1)</text:p>
          </table:table-cell>
          <table:table-cell table:style-name="ce31" office:value-type="string" calcext:value-type="string">
            <text:p>- ?</text:p>
          </table:table-cell>
          <table:table-cell table:style-name="ce31" table:formula="of:= [.C17]" office:value-type="string" office:string-value="- ?" calcext:value-type="string">
            <text:p>- ?</text:p>
          </table:table-cell>
          <table:table-cell table:style-name="ce31" office:value-type="string" calcext:value-type="string">
            <text:p>- Unlimited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Max </text:p>
            <text:p>Throughput</text:p>
          </table:table-cell>
          <table:table-cell table:style-name="ce31" office:value-type="string" calcext:value-type="string">
            <text:p>- <text:s/>250 MiB/s (gp2) or 1,000 MiB/s (io1)</text:p>
          </table:table-cell>
          <table:table-cell table:style-name="ce31" office:value-type="string" calcext:value-type="string">
            <text:p>- Higher than RDS (x5 MySQL, x2 Postgre)</text:p>
          </table:table-cell>
          <table:table-cell table:style-name="ce31" table:formula="of:= [.C18]" office:value-type="string" office:string-value="- Higher than RDS (x5 MySQL, x2 Postgre)" calcext:value-type="string">
            <text:p>- Higher than RDS (x5 MySQL, x2 Postgre)</text:p>
          </table:table-cell>
          <table:table-cell table:style-name="ce31" office:value-type="string" calcext:value-type="string">
            <text:p>- Unlimited?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Adding New </text:p>
            <text:p>Replica lag</text:p>
          </table:table-cell>
          <table:table-cell table:style-name="ce31" office:value-type="string" calcext:value-type="string">
            <text:p>Slow (EBS Volume copy involved)</text:p>
          </table:table-cell>
          <table:table-cell table:style-name="ce31" office:value-type="string" calcext:value-type="string">
            <text:p>- Quick (no copy involved)</text:p>
          </table:table-cell>
          <table:table-cell table:style-name="ce31" table:formula="of:= [.C19]" office:value-type="string" office:string-value="- Quick (no copy involved)" calcext:value-type="string">
            <text:p>- Quick (no copy involved)</text:p>
          </table:table-cell>
          <table:table-cell table:style-name="ce31" office:value-type="string" calcext:value-type="string">
            <text:p>- N/A 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Data Replication </text:p>
            <text:p>Latency</text:p>
          </table:table-cell>
          <table:table-cell table:style-name="ce31" office:value-type="string" calcext:value-type="string">
            <text:p>~ seconds</text:p>
          </table:table-cell>
          <table:table-cell table:style-name="ce31" office:value-type="string" calcext:value-type="string">
            <text:p>- ~ 100 ms</text:p>
          </table:table-cell>
          <table:table-cell table:style-name="ce31" table:formula="of:= [.C20]" office:value-type="string" office:string-value="- ~ 100 ms" calcext:value-type="string">
            <text:p>- ~ 100 ms</text:p>
          </table:table-cell>
          <table:table-cell table:style-name="ce31" office:value-type="string" calcext:value-type="string">
            <text:p>- N/A 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Failover lag</text:p>
          </table:table-cell>
          <table:table-cell table:style-name="ce31" office:value-type="string" calcext:value-type="string">
            <text:p>- 2 digits seconds (nn seconds)</text:p>
            <text:p>- ~1 or 2 minute(s)</text:p>
          </table:table-cell>
          <table:table-cell table:style-name="ce31" office:value-type="string" calcext:value-type="string">
            <text:p>- Shorter than AWS RDS</text:p>
          </table:table-cell>
          <table:table-cell table:style-name="ce31" office:value-type="string" calcext:value-type="string">
            <text:p>- Longer than Aurora Provisioned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1" table:number-rows-repeated="8">
          <table:table-cell table:style-name="ce28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9"/>
          <table:table-cell table:style-name="ce32" table:number-columns-repeated="4"/>
          <table:table-cell table:style-name="ce34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etwork-LB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-Route53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ch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tics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ing_Audit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00-00-00</text:date>, <text:time style:data-style-name="N2" text:time-value="12:01:39.537532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6:40:40.331723066</meta:creation-date>
    <dc:date>2020-01-27T13:39:11.159699744</dc:date>
    <meta:editing-duration>PT8H13M35S</meta:editing-duration>
    <meta:editing-cycles>344</meta:editing-cycles>
    <meta:generator>LibreOffice/6.0.7.3$Linux_X86_64 LibreOffice_project/00m0$Build-3</meta:generator>
    <meta:document-statistic meta:table-count="8" meta:cell-count="205" meta:object-count="0"/>
  </office:meta>
</office:document-meta>
</file>